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958in"/>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officeooo:rsid="00086e52" officeooo:paragraph-rsid="00086e52"/>
    </style:style>
    <style:style style:name="P2" style:family="paragraph" style:parent-style-name="Table_20_Contents">
      <style:text-properties officeooo:rsid="00086e52" officeooo:paragraph-rsid="00086e52"/>
    </style:style>
    <style:style style:name="P3" style:family="paragraph" style:parent-style-name="Text_20_body">
      <style:text-properties officeooo:rsid="00086e52" officeooo:paragraph-rsid="00086e52"/>
    </style:style>
    <style:style style:name="P4" style:family="paragraph" style:parent-style-name="Text_20_body">
      <style:text-properties officeooo:paragraph-rsid="00086e52"/>
    </style:style>
    <style:style style:name="T1" style:family="text">
      <style:text-properties officeooo:rsid="00086e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Préparez vous pour votre première page !</text:h>
      <text:p text:style-name="P3">J’espère que vous aimez le texte latin…</text:p>
      <text:p text:style-name="P3">Lorem ipsum dolor sit amet, consectetur adipiscing elit. Quisque ornare quis purus non pellentesque. Quisque et sem elit. Aliquam faucibus vestibulum mauris id porta. Pellentesque habitant morbi tristique senectus et netus et malesuada fames ac turpis egestas. Curabitur in nibh et elit aliquam maximus. Aliquam suscipit augue massa, nec fermentum nisi dapibus sed. Quisque auctor pretium ligula vitae vestibulum. Phasellus at sapien ut velit feugiat porttitor sed sit amet diam. Nulla fermentum rutrum quam non mattis. Sed velit diam, suscipit quis suscipit eu, eleifend at lacus. Etiam in nibh imperdiet, molestie risus non, consectetur turpis. Vivamus facilisis felis ac velit dignissim, at hendrerit mauris rhoncus. Nulla commodo enim ac nisl egestas, a imperdiet velit dictum. Praesent ut tortor vitae magna varius aliquam quis eget felis. Donec eleifend id enim mattis elementum.</text:p>
      <text:p text:style-name="P3">Aliquam erat volutpat. Donec at massa magna. Suspendisse rutrum volutpat ex in sodales. Pellentesque luctus leo et lacus vehicula dignissim. Praesent sed sagittis urna. Nulla iaculis urna nec tortor pharetra, in scelerisque nibh interdum. Integer rhoncus nibh lacus, ut tempus metus tristique ac. Sed ac risus vitae lorem tristique porta. Nulla convallis arcu quis erat fermentum, sagittis convallis dui cursus. Nunc non ex molestie, consectetur nulla quis, dignissim ex. Aenean ipsum nisl, accumsan egestas tortor in, malesuada scelerisque ante. Aliquam sodales justo eu feugiat molestie. Donec non diam felis. Proin in turpis urna. Phasellus turpis urna, molestie vel quam a, volutpat tristique libero.</text:p>
      <text:p text:style-name="P3">Integer auctor purus enim, nec eleifend eros tincidunt sed. Suspendisse congue eget mauris ut tincidunt. Pellentesque eu lacus id ipsum ornare eleifend. Suspendisse quis aliquet nisl. Nulla nec mauris non urna dignissim tempus. In iaculis urna ultrices purus cursus finibus. Suspendisse congue ornare massa vitae lobortis. Maecenas sed est ac enim ornare luctus aliquam vitae urna. Fusce laoreet risus vel posuere rutrum. Class aptent taciti sociosqu ad litora torquent per conubia nostra, per inceptos himenaeos. Integer quam erat, faucibus nec aliquet vel, ornare sit amet nibh. Vestibulum risus nunc, malesuada eu tellus et, cursus dapibus metus. Vestibulum ante ipsum primis in faucibus orci luctus et ultrices posuere cubilia Curae; Cras sed mauris molestie quam interdum pellentesque. Aliquam vel augue tellus.</text:p>
      <text:p text:style-name="P3">Interdum et malesuada fames ac ante ipsum primis in faucibus. Integer non ligula nec leo volutpat tincidunt a malesuada leo. Nam eu bibendum velit. Orci varius natoque penatibus et magnis dis parturient montes, nascetur ridiculus mus. Nunc nec varius purus. Etiam interdum massa ipsum, pharetra venenatis nibh elementum id. Nulla vulputate nec ante et fringilla. Phasellus rutrum augue nec justo aliquet viverra. Nunc varius mauris at felis pharetra, in aliquam nunc luctus. Aenean neque diam, convallis eget odio et, tempor viverra orci. Nullam porttitor feugiat consectetur. Sed tempor neque eu arcu aliquet vehicula. Nulla facilisi. Nullam tempor interdum ligula, sit amet tempor nulla venenatis in. Suspendisse potenti.</text:p>
      <text:p text:style-name="P3">Proin ornare blandit lorem. Nunc id rutrum tortor, convallis hendrerit neque. Quisque sagittis mi id dictum tristique. Aenean sollicitudin tempus urna, elementum ullamcorper quam sodales sed. Donec <text:soft-page-break/>aliquam sagittis felis, ac consectetur risus consectetur ut. Proin magna nisi, lacinia scelerisque fringilla aliquet, posuere a metus. Pellentesque habitant morbi tristique senectus et netus et malesuada fames ac turpis egestas. Duis mollis ipsum ante, id sodales lectus tempor in. Morbi nec aliquet eros, eget varius mi. Aenean lacinia risus ac massa gravida hendrerit. Sed consequat ut erat at finibus. Donec luctus ut nibh at pretium. Ut tincidunt lacus ac dolor bibendum lobortis. </text:p>
      <text:h text:style-name="P1" text:outline-level="1">Parfait maintenant deux petits tableaux…</text:h>
      <table:table table:name="Table1" table:style-name="Table1">
        <table:table-column table:style-name="Table1.A" table:number-columns-repeated="4"/>
        <table:table-row>
          <table:table-cell table:style-name="Table1.A1" office:value-type="string">
            <text:p text:style-name="Table_20_Contents"/>
          </table:table-cell>
          <table:table-cell table:style-name="Table1.A1" office:value-type="string">
            <text:p text:style-name="P2">Graphiste</text:p>
          </table:table-cell>
          <table:table-cell table:style-name="Table1.A1" office:value-type="string">
            <text:p text:style-name="P2">Intégrateur</text:p>
          </table:table-cell>
          <table:table-cell table:style-name="Table1.D1" office:value-type="string">
            <text:p text:style-name="P2">Programmeur</text:p>
          </table:table-cell>
        </table:table-row>
        <table:table-row table:style-name="Table1.2">
          <table:table-cell table:style-name="Table1.A2" office:value-type="string">
            <text:p text:style-name="P2">Nombre de personnes</text:p>
          </table:table-cell>
          <table:table-cell table:style-name="Table1.A2" office:value-type="string">
            <text:p text:style-name="P2">22</text:p>
          </table:table-cell>
          <table:table-cell table:style-name="Table1.A2" office:value-type="string">
            <text:p text:style-name="P2">18</text:p>
          </table:table-cell>
          <table:table-cell table:style-name="Table1.D2" office:value-type="string">
            <text:p text:style-name="P2">31</text:p>
          </table:table-cell>
        </table:table-row>
      </table:table>
      <text:p text:style-name="P4"/>
      <table:table table:name="Table2" table:style-name="Table2">
        <table:table-column table:style-name="Table2.A" table:number-columns-repeated="3"/>
        <table:table-row>
          <table:table-cell table:style-name="Table2.A1" office:value-type="string">
            <text:p text:style-name="Table_20_Contents"/>
          </table:table-cell>
          <table:table-cell table:style-name="Table2.A1" office:value-type="string">
            <text:p text:style-name="P2">Homme</text:p>
          </table:table-cell>
          <table:table-cell table:style-name="Table2.C1" office:value-type="string">
            <text:p text:style-name="P2">Femme</text:p>
          </table:table-cell>
        </table:table-row>
        <table:table-row>
          <table:table-cell table:style-name="Table2.A2" office:value-type="string">
            <text:p text:style-name="P2">Nombre de personnes</text:p>
          </table:table-cell>
          <table:table-cell table:style-name="Table2.A2" office:value-type="string">
            <text:p text:style-name="P2">52</text:p>
          </table:table-cell>
          <table:table-cell table:style-name="Table2.C2" office:value-type="string">
            <text:p text:style-name="P2">21</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dovic Evrard</meta:initial-creator>
    <meta:creation-date>2018-04-11T20:15:30.529622000</meta:creation-date>
    <dc:date>2018-04-11T20:19:33.147903000</dc:date>
    <dc:creator>Ludovic Evrard</dc:creator>
    <meta:editing-duration>PT4M2S</meta:editing-duration>
    <meta:editing-cycles>1</meta:editing-cycles>
    <meta:document-statistic meta:table-count="2" meta:image-count="0" meta:object-count="0" meta:page-count="2" meta:paragraph-count="20" meta:word-count="596" meta:character-count="4019" meta:non-whitespace-character-count="3442"/>
    <meta:generator>LibreOffice/5.4.3.2$MacOSX_X86_64 LibreOffice_project/92a7159f7e4af62137622921e809f8546db437e5</meta:generator>
  </office:meta>
</office:document-meta>
</file>